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7240"/>
    </style:style>
    <style:style style:name="P2" style:family="paragraph" style:parent-style-name="Standard">
      <style:text-properties officeooo:rsid="00067240" officeooo:paragraph-rsid="00067240"/>
    </style:style>
    <style:style style:name="T1" style:family="text">
      <style:text-properties officeooo:rsid="00067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RDENADOR</text:span></text:p>
      <text:p text:style-name="P2">Hardware</text:p>
      <text:p text:style-name="P2">CPU</text:p>
      <text:p text:style-name="P2">Placa Base</text:p>
      <text:p text:style-name="P2">Memoria principal</text:p>
      <text:p text:style-name="P2">Periféricos:</text:p>
      <text:p text:style-name="P2">Entrada:</text:p>
      <text:p text:style-name="P2">Teclado</text:p>
      <text:p text:style-name="P2">Ratón</text:p>
      <text:p text:style-name="P2">Webcam...</text:p>
      <text:p text:style-name="P2">Salida:</text:p>
      <text:p text:style-name="P2">Monitor</text:p>
      <text:p text:style-name="P2">Impresora</text:p>
      <text:p text:style-name="P2">Altavoces...</text:p>
      <text:p text:style-name="P2">Entrada y salida:</text:p>
      <text:p text:style-name="P2">MODEM</text:p>
      <text:p text:style-name="P2">Router...</text:p>
      <text:p text:style-name="P2">Memorias secundarias:</text:p>
      <text:p text:style-name="P2">Discos duros magnéticos</text:p>
      <text:p text:style-name="P2">Discos SSD...</text:p>
      <text:p text:style-name="P2">Software</text:p>
      <text:p text:style-name="P2">Tipo:</text:p>
      <text:p text:style-name="P2">De sistema: Linux, Windows...</text:p>
      <text:p text:style-name="P2">De aplicación</text:p>
      <text:p text:style-name="P2">Horizontal: Procesadores de texto, Hojas de cálculo...</text:p>
      <text:p text:style-name="P2">Vertical: a medida.</text:p>
      <text:p text:style-name="P2">Lenguajes de programación: C#, Java...</text:p>
      <text:p text:style-name="P2">Por licencia:</text:p>
      <text:p text:style-name="P2">Libre.</text:p>
      <text:p text:style-name="P2">Propiet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1:22:24.857000000</meta:creation-date>
    <dc:date>2017-03-15T21:23:59.430000000</dc:date>
    <meta:editing-duration>PT4S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30" meta:word-count="55" meta:character-count="408" meta:non-whitespace-character-count="383"/>
  </office:meta>
</office:document-meta>
</file>